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8.1. Si OSI es un modelo de arquitectura teórico que no se utiliza realmente, ¿por qué es tan importante conocer este modelo con cierta profundidad?</text:p>
      <text:p text:style-name="Standard"/>
      <text:p text:style-name="Standard"><text:tab/>El modelo OSI es importante ya que brinda a todas las personas, seguridad y organización en la transferencia de datos enviando, siendo referencia arquitectónica de las redes de comunic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5:15:04.544737523</meta:creation-date>
    <dc:date>2019-10-16T15:21:29.540808741</dc:date>
    <dc:creator>I116-05 </dc:creator>
    <meta:editing-duration>PT6M25S</meta:editing-duration>
    <meta:editing-cycles>1</meta:editing-cycles>
    <meta:document-statistic meta:table-count="0" meta:image-count="0" meta:object-count="0" meta:page-count="1" meta:paragraph-count="2" meta:word-count="54" meta:character-count="341" meta:non-whitespace-character-count="288"/>
    <meta:generator>LibreOffice/6.0.4.1$Linux_X86_64 LibreOffice_project/00m0$Build-1</meta:generator>
  </office:meta>
</office:document-meta>
</file>